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2154d4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265bd4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272eea" style:font-name-asian="WenQuanYi Micro Hei" style:font-size-asian="14pt" style:font-size-complex="14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1f136e" style:font-name-asian="WenQuanYi Micro Hei" style:font-size-asian="14pt" style:font-size-complex="14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size-asian="14pt" style:font-size-complex="14pt"/>
    </style:style>
    <style:style style:name="T1" style:family="text">
      <style:text-properties officeooo:rsid="001f136e"/>
    </style:style>
    <style:style style:name="T2" style:family="text">
      <style:text-properties officeooo:rsid="002154d4"/>
    </style:style>
    <style:style style:name="T3" style:family="text">
      <style:text-properties officeooo:rsid="0022090b"/>
    </style:style>
    <style:style style:name="T4" style:family="text">
      <style:text-properties officeooo:rsid="00265bd4"/>
    </style:style>
    <style:style style:name="T5" style:family="text">
      <style:text-properties officeooo:rsid="00272eea"/>
    </style:style>
    <style:style style:name="T6" style:family="text">
      <style:text-properties officeooo:rsid="0028c555"/>
    </style:style>
    <style:style style:name="T7" style:family="text">
      <style:text-properties officeooo:rsid="0029a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v和writev函数用于在一次函数调用中读、写多个非连续缓冲区。有时也将这两个函数称为散布读和聚集写。</text:p>
      <text:p text:style-name="P5"><text:span text:style-name="T1">#include &lt;sys/uio.h&gt;</text:span></text:p>
      <text:p text:style-name="P5"><text:span text:style-name="T1"></text:span></text:p>
      <text:p text:style-name="P5"><text:span text:style-name="T1">ssize_t readv(int fd, const struct iovec *iov, int iovcnt);</text:span></text:p>
      <text:p text:style-name="P5"><text:span text:style-name="T1">ssize_t writev(int fd, const struct iovec *iov, int iovcnt);</text:span></text:p>
      <text:p text:style-name="P2"><text:span text:style-name="T2">这两个函数的第二个参数是指向iovec结构数组的一个指针：</text:span></text:p>
      <text:p text:style-name="P6">struct iovec {</text:p>
      <text:p text:style-name="P6"><text:s text:c="15"/>void <text:s/>*iov_base; <text:s text:c="3"/>/* Starting address */</text:p>
      <text:p text:style-name="P6"><text:s text:c="15"/>size_t iov_len; <text:s text:c="4"/>/* Number of bytes to transfer */</text:p>
      <text:p text:style-name="P6">};</text:p>
      <text:p text:style-name="P3"><text:span text:style-name="T4">iov数组中的元素数由iovcnt说明。</text:span></text:p>
      <text:p text:style-name="P4">writev以顺序iov<text:span text:style-name="T5">[0]、iov[1]至iov[iovcnt-1]从缓冲区中聚集输出数据</text:span><text:span text:style-name="T6">，writev返回输出的字节总数，通常它应等于所有缓冲区长度之和。</text:span></text:p>
      <text:p text:style-name="P4"><text:span text:style-name="T6">readv则将读入的数据按上述同样顺序散布到缓冲区中</text:span><text:span text:style-name="T7">，readv总是先填满一个缓冲区，然后再填下一个，readv返回读到的总字节数，如果遇到文件结尾，已无数据可读，则返回0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02T19:58:44</meta:creation-date>
    <meta:generator>LibreOffice/4.0.2.2$Linux_X86_64 LibreOffice_project/400m0$Build-2</meta:generator>
    <dc:date>2015-07-02T20:13:38</dc:date>
    <dc:creator>hanjunjie </dc:creator>
    <meta:editing-duration>PT14M3S</meta:editing-duration>
    <meta:editing-cycles>14</meta:editing-cycles>
    <meta:document-statistic meta:table-count="0" meta:image-count="0" meta:object-count="0" meta:page-count="1" meta:paragraph-count="13" meta:word-count="246" meta:character-count="559" meta:non-whitespace-character-count="481"/>
  </office:meta>
</office:document-meta>
</file>